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>
      <style:text-properties style:text-underline-style="none"/>
    </style:style>
    <style:style style:name="P3" style:family="paragraph" style:parent-style-name="Standard" style:list-style-name="L2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ovyConsole</text:p>
      <text:p text:style-name="P1"/>
      <text:p text:style-name="P1">Advantages</text:p>
      <text:p text:style-name="P1"/>
      <text:list xml:id="list3581176941" text:style-name="L1">
        <text:list-item>
          <text:p text:style-name="P2">The interface is very simple.</text:p>
        </text:list-item>
        <text:list-item>
          <text:p text:style-name="P2">The screen can be extended although this is not obvious. (just 1 small line of text which tells you)</text:p>
        </text:list-item>
        <text:list-item>
          <text:p text:style-name="P2">The buttons are very simple.</text:p>
        </text:list-item>
        <text:list-item>
          <text:p text:style-name="P2">Very accessible via browser – no need to download.</text:p>
        </text:list-item>
      </text:list>
      <text:p text:style-name="P1"/>
      <text:p text:style-name="P1">Disadvantages</text:p>
      <text:p text:style-name="P1"/>
      <text:list xml:id="list1147224821" text:style-name="L2">
        <text:list-item>
          <text:p text:style-name="P3">Think that the editor is a little squashed. You will only be able to view 15 lines of code at a time.</text:p>
        </text:list-item>
        <text:list-item>
          <text:p text:style-name="P3">The output section is not initially very big, so if the output produced is large the user will have to scroll to see most of the output.</text:p>
        </text:list-item>
        <text:list-item>
          <text:p text:style-name="P3">Once i enlarged the editor space, i couldnt make it smaller and everytime i moved the mouse further down the page, it made it larger, even when i didnt want it to.</text:p>
        </text:list-item>
        <text:list-item>
          <text:p text:style-name="P3">No instructions or help guide- it only provides 2 tip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e Kearns</meta:initial-creator>
    <meta:creation-date>2013-10-07T13:57:41</meta:creation-date>
    <dc:date>2013-10-07T14:10:43</dc:date>
    <dc:creator>Nicole Kearns</dc:creator>
    <meta:editing-duration>PT12M36S</meta:editing-duration>
    <meta:editing-cycles>7</meta:editing-cycles>
    <meta:generator>LibreOffice/3.4$Unix LibreOffice_project/340m1$Build-502</meta:generator>
    <meta:document-statistic meta:table-count="0" meta:image-count="0" meta:object-count="0" meta:page-count="1" meta:paragraph-count="11" meta:word-count="140" meta:character-count="706" meta:non-whitespace-character-count="585"/>
  </office:meta>
</office:document-meta>
</file>